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PropertyConverter.unmarshal( HierarchicalStreamReader reader , UnmarshallingContex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ingPropertyConverter.marshal( Object obj , HierarchicalStreamWriter writer , MarshallingContext ar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ingPropertyConverter.canConvert( Class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PropertyConverter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